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6EC0000307A42C2A818.svm" manifest:media-type=""/>
  <manifest:file-entry manifest:full-path="Pictures/2000000900005ADA000032A606589B31.svm" manifest:media-type=""/>
  <manifest:file-entry manifest:full-path="Pictures/200000090000226C00000BAFA72FEA2C.svm" manifest:media-type=""/>
  <manifest:file-entry manifest:full-path="Pictures/20000009000046B3000019D810DEFD64.svm" manifest:media-type=""/>
  <manifest:file-entry manifest:full-path="Pictures/200000090000732400003394DBBB2904.svm" manifest:media-type=""/>
  <manifest:file-entry manifest:full-path="Pictures/20000009000034D100001FF15FF9EB75.svm" manifest:media-type=""/>
  <manifest:file-entry manifest:full-path="Pictures/2000000900006DF9000032A61233ADF2.svm" manifest:media-type=""/>
  <manifest:file-entry manifest:full-path="Pictures/200000090000559500002624F3015D0E.svm" manifest:media-type=""/>
  <manifest:file-entry manifest:full-path="Pictures/2000000900005A0600000C33CE293B7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1319cb"/>
    </style:style>
    <style:style style:name="P2" style:family="paragraph" style:parent-style-name="Standard">
      <style:text-properties officeooo:rsid="00114b37" officeooo:paragraph-rsid="001319cb"/>
    </style:style>
    <style:style style:name="P3" style:family="paragraph" style:parent-style-name="Standard">
      <style:text-properties officeooo:rsid="0011c0da" officeooo:paragraph-rsid="001319cb"/>
    </style:style>
    <style:style style:name="P4" style:family="paragraph" style:parent-style-name="Standard">
      <style:text-properties fo:font-weight="bold" officeooo:rsid="000f75f7" officeooo:paragraph-rsid="001319cb" style:font-weight-asian="bold" style:font-weight-complex="bold"/>
    </style:style>
    <style:style style:name="P5" style:family="paragraph" style:parent-style-name="Standard">
      <style:text-properties officeooo:rsid="00161ba5" officeooo:paragraph-rsid="001319cb"/>
    </style:style>
    <style:style style:name="P6" style:family="paragraph" style:parent-style-name="Standard">
      <style:text-properties officeooo:rsid="001320ee" officeooo:paragraph-rsid="001319cb"/>
    </style:style>
    <style:style style:name="P7" style:family="paragraph" style:parent-style-name="Standard">
      <style:text-properties officeooo:rsid="00132682" officeooo:paragraph-rsid="001319cb"/>
    </style:style>
    <style:style style:name="P8" style:family="paragraph" style:parent-style-name="Standard">
      <style:paragraph-properties fo:break-before="page"/>
      <style:text-properties officeooo:rsid="000f75f7" officeooo:paragraph-rsid="001319cb"/>
    </style:style>
    <style:style style:name="P9" style:family="paragraph" style:parent-style-name="Standard">
      <style:text-properties officeooo:rsid="00161ba5" officeooo:paragraph-rsid="001319cb"/>
    </style:style>
    <style:style style:name="T1" style:family="text">
      <style:text-properties officeooo:rsid="00104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torial Using Git Github for Windows</text:p>
      <text:p text:style-name="P1"/>
      <text:p text:style-name="P1">1. Opening Github for Windows</text:p>
      <text:p text:style-name="P1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hen we are opening git hub, we will need to log in to our github account. After logging in,</text:p>
      <text:p text:style-name="P2">you will go to a page opening your account repositories.</text:p>
      <text:p text:style-name="P2"/>
      <text:p text:style-name="P2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1"/>
      <text:p text:style-name="P1"/>
      <text:p text:style-name="P8">2. Cloning git.</text:p>
      <text:p text:style-name="P2">When we start using git, the first time we do is cloning a repository, we can do it by:</text:p>
      <text:p text:style-name="P2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2"/>
      <text:p text:style-name="P2"/>
      <text:p text:style-name="P3">When you're done, you will able to see cloned repository in the local repository.</text:p>
      <text:p text:style-name="P3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3"/>
      <text:p text:style-name="P1"/>
      <text:p text:style-name="P8">3. Adding local repository to git.</text:p>
      <text:p text:style-name="P1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1"/>
      <text:p text:style-name="P1">4. <text:span text:style-name="T1">Retrieving changes</text:span></text:p>
      <text:p text:style-name="P6">For example, we create new file in the repository we just clone.</text:p>
      <text:p text:style-name="P6">Git hub will shown the changes in the repository.</text:p>
      <text:p text:style-name="P6"><draw:frame draw:style-name="fr3" draw:name="graphics6" text:anchor-type="paragraph" svg:width="6.9252in" svg:height="3.102in" draw:z-index="5"><draw:image xlink:href="Pictures/200000090000732400003394DBBB2904.svm" xlink:type="simple" xlink:show="embed" xlink:actuate="onLoad"/></draw:frame></text:p>
      <text:p text:style-name="P6"/>
      <text:p text:style-name="P6"/>
      <text:p text:style-name="P6"/>
      <text:p text:style-name="P1"/>
      <text:p text:style-name="P8">5. Commiting changes.</text:p>
      <text:p text:style-name="P6"><draw:frame draw:style-name="fr2" draw:name="graphics7" text:anchor-type="paragraph" svg:width="6.9252in" svg:height="3.8602in" draw:z-index="6"><draw:image xlink:href="Pictures/2000000900005ADA000032A606589B31.svm" xlink:type="simple" xlink:show="embed" xlink:actuate="onLoad"/></draw:frame></text:p>
      <text:p text:style-name="P7"/>
      <text:p text:style-name="P7"><text:span text:style-name="T1">P</text:span>ressing publish will make the remote and local repository in sync</text:p>
      <text:p text:style-name="P1"><draw:frame draw:style-name="fr1" draw:name="graphics8" text:anchor-type="paragraph" svg:x="0.1528in" svg:y="0.0209in" svg:width="3.4693in" svg:height="1.178in" draw:z-index="7"><draw:image xlink:href="Pictures/200000090000226C00000BAFA72FEA2C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When others done some change, </text:p>
      <text:p text:style-name="P5"><draw:frame draw:style-name="fr1" draw:name="graphics9" text:anchor-type="paragraph" svg:x="0in" svg:y="0in" svg:width="6.9252in" svg:height="0.9382in" draw:z-index="8"><draw:image xlink:href="Pictures/2000000900005A0600000C33CE293B71.svm" xlink:type="simple" xlink:show="embed" xlink:actuate="onLoad"/></draw:frame>blue sync button will be shown. When it's shown, you need to press it to retrieve changes from the others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1.2$Windows_x86 LibreOffice_project/7e4286b58adc75a14f6d83f53a03b6c11fa2903</meta:generator>
    <dc:date>2013-09-18T17:24:40.990000000</dc:date>
    <meta:document-statistic meta:table-count="0" meta:image-count="9" meta:object-count="0" meta:page-count="4" meta:paragraph-count="15" meta:word-count="145" meta:character-count="787" meta:non-whitespace-character-count="656"/>
    <meta:user-defined meta:name="Info 1"/>
    <meta:user-defined meta:name="Info 2"/>
    <meta:user-defined meta:name="Info 3"/>
    <meta:user-defined meta:name="Info 4"/>
  </office:meta>
</office:document-meta>
</file>